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ospace1" svg:font-family="Monospace"/>
    <style:font-face style:name="F" svg:font-family="" style:font-family-generic="roman"/>
    <style:font-face style:name="FreeSans" svg:font-family="FreeSans" style:font-family-generic="roman"/>
    <style:font-face style:name="Tahoma" svg:font-family="Tahoma" style:font-family-generic="roman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23bc39" officeooo:paragraph-rsid="0023bc39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46e2d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7905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68c58" officeooo:paragraph-rsid="00268c58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4eefc5" officeooo:paragraph-rsid="004eefc5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4eefc5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3b65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43b650" officeooo:paragraph-rsid="0043b65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43b650" officeooo:paragraph-rsid="0046e2d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46e2dd" officeooo:paragraph-rsid="0046e2d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46e2dd" officeooo:paragraph-rsid="004e8ef4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46f828" officeooo:paragraph-rsid="0046f828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4c134a" officeooo:paragraph-rsid="004c134a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4c134a" officeooo:paragraph-rsid="004eefc5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4eefc5" officeooo:paragraph-rsid="004eefc5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4afe40" officeooo:paragraph-rsid="004ddca2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51ce8c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8cd5e" officeooo:paragraph-rsid="0048cd5e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ddca2" officeooo:paragraph-rsid="004ddca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ddca2" officeooo:paragraph-rsid="004e8ef4" style:font-size-asian="12pt" style:font-size-complex="12pt"/>
    </style:style>
    <style:style style:name="P25" style:family="paragraph" style:parent-style-name="Preformatted_20_Text">
      <style:paragraph-properties fo:margin-left="0cm" fo:margin-right="0cm" fo:text-indent="0cm" style:auto-text-indent="false"/>
      <style:text-properties officeooo:rsid="004c134a" officeooo:paragraph-rsid="004c134a"/>
    </style:style>
    <style:style style:name="P26" style:family="paragraph" style:parent-style-name="Text_20_body">
      <style:paragraph-properties fo:text-align="center" style:justify-single-word="false"/>
      <style:text-properties fo:font-size="10pt" officeooo:rsid="00126f44" style:font-size-asian="8.75pt" style:font-size-complex="10pt"/>
    </style:style>
    <style:style style:name="P27" style:family="paragraph" style:parent-style-name="Text_20_body">
      <style:text-properties officeooo:rsid="002c0158" officeooo:paragraph-rsid="00490f21"/>
    </style:style>
    <style:style style:name="P28" style:family="paragraph" style:parent-style-name="Text_20_body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b79f9" officeooo:paragraph-rsid="0048cd5e" style:font-size-asian="10pt" style:font-style-asian="normal" style:font-weight-asian="normal" style:font-size-complex="12pt"/>
    </style:style>
    <style:style style:name="P29" style:family="paragraph" style:parent-style-name="Text_20_body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b79f9" officeooo:paragraph-rsid="00490f21" style:font-size-asian="10pt" style:font-style-asian="normal" style:font-weight-asian="normal" style:font-size-complex="12pt"/>
    </style:style>
    <style:style style:name="P30" style:family="paragraph" style:parent-style-name="Text_20_body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b79f9" officeooo:paragraph-rsid="004ddca2" style:font-size-asian="10pt" style:font-style-asian="normal" style:font-weight-asian="normal" style:font-size-complex="12pt"/>
    </style:style>
    <style:style style:name="P31" style:family="paragraph" style:parent-style-name="Text_20_body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b79f9" officeooo:paragraph-rsid="004e8ef4" style:font-size-asian="10pt" style:font-style-asian="normal" style:font-weight-asian="normal" style:font-size-complex="12pt"/>
    </style:style>
    <style:style style:name="P32" style:family="paragraph" style:parent-style-name="Text_20_body">
      <style:text-properties officeooo:rsid="004ddca2" officeooo:paragraph-rsid="004ddca2"/>
    </style:style>
    <style:style style:name="P33" style:family="paragraph" style:parent-style-name="Text_20_body">
      <style:text-properties officeooo:rsid="004ddca2" officeooo:paragraph-rsid="004e8ef4"/>
    </style:style>
    <style:style style:name="P34" style:family="paragraph" style:parent-style-name="Text_20_body">
      <style:text-properties officeooo:rsid="004e8ef4" officeooo:paragraph-rsid="004e8ef4"/>
    </style:style>
    <style:style style:name="P35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officeooo:paragraph-rsid="0042e6d8"/>
    </style:style>
    <style:style style:name="P36" style:family="paragraph" style:parent-style-name="Heading">
      <style:paragraph-properties fo:text-align="center" style:justify-single-word="false"/>
      <style:text-properties officeooo:paragraph-rsid="0042e6d8"/>
    </style:style>
    <style:style style:name="P37" style:family="paragraph" style:parent-style-name="Text_20_body" style:list-style-name="L1">
      <style:text-properties officeooo:rsid="00490f21" officeooo:paragraph-rsid="00490f21"/>
    </style:style>
    <style:style style:name="P38" style:family="paragraph" style:parent-style-name="Text_20_body" style:list-style-name="L1">
      <style:text-properties officeooo:rsid="0048cd5e" officeooo:paragraph-rsid="00490f21"/>
    </style:style>
    <style:style style:name="P39" style:family="paragraph" style:parent-style-name="Text_20_body" style:list-style-name="L1">
      <style:text-properties style:font-name="Liberation Serif" fo:font-size="12pt" officeooo:rsid="0048cd5e" officeooo:paragraph-rsid="0048cd5e" style:font-size-asian="12pt" style:font-size-complex="12pt"/>
    </style:style>
    <style:style style:name="P40" style:family="paragraph" style:parent-style-name="Text_20_body" style:list-style-name="L2">
      <style:text-properties officeooo:rsid="004eefc5" officeooo:paragraph-rsid="004eefc5"/>
    </style:style>
    <style:style style:name="P41" style:family="paragraph" style:parent-style-name="Text_20_body" style:list-style-name="L3">
      <style:text-properties officeooo:rsid="004eefc5" officeooo:paragraph-rsid="004eefc5"/>
    </style:style>
    <style:style style:name="P42" style:family="paragraph" style:parent-style-name="Text_20_body" style:list-style-name="L2">
      <style:text-properties officeooo:rsid="004c134a" officeooo:paragraph-rsid="004eefc5"/>
    </style:style>
    <style:style style:name="P43" style:family="paragraph" style:parent-style-name="Text_20_body" style:list-style-name="L2">
      <style:text-properties officeooo:rsid="004ddca2" officeooo:paragraph-rsid="004ddca2"/>
    </style:style>
    <style:style style:name="P44" style:family="paragraph" style:parent-style-name="Text_20_body" style:list-style-name="L2">
      <style:text-properties officeooo:rsid="004e8ef4" officeooo:paragraph-rsid="004e8ef4"/>
    </style:style>
    <style:style style:name="P45" style:family="paragraph" style:parent-style-name="Text_20_body">
      <style:text-properties officeooo:rsid="004e8ef4" officeooo:paragraph-rsid="004ddca2"/>
    </style:style>
    <style:style style:name="P46" style:family="paragraph" style:parent-style-name="Text_20_body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b79f9" officeooo:paragraph-rsid="004ddca2" style:font-size-asian="10pt" style:font-style-asian="normal" style:font-weight-asian="normal" style:font-size-complex="12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51ce8c" officeooo:paragraph-rsid="0051ce8c" style:font-weight-asian="normal" style:font-weight-complex="normal"/>
    </style:style>
    <style:style style:name="P48" style:family="paragraph">
      <style:paragraph-properties fo:margin-left="1cm" fo:margin-right="0cm" fo:text-align="start" fo:text-indent="0cm"/>
    </style:style>
    <style:style style:name="P49" style:family="paragraph">
      <style:paragraph-properties fo:margin-left="1cm" fo:margin-right="0cm" fo:text-indent="0cm"/>
    </style:style>
    <style:style style:name="P50" style:family="paragraph">
      <loext:graphic-properties draw:fill-color="#ffffff"/>
      <style:paragraph-properties fo:margin-left="1cm" fo:margin-right="0cm" fo:text-align="start" fo:text-indent="0cm"/>
      <style:text-properties style:font-name="Monospace" fo:font-size="10pt" style:font-name-complex="Monospace"/>
    </style:style>
    <style:style style:name="P51" style:family="paragraph">
      <style:paragraph-properties fo:margin-left="0.499cm" fo:margin-right="0cm" fo:text-indent="0cm" style:text-autospace="none"/>
    </style:style>
    <style:style style:name="P52" style:family="paragraph">
      <loext:graphic-properties draw:fill-color="#ffffff"/>
      <style:paragraph-properties fo:margin-left="0.499cm" fo:margin-right="0cm" fo:text-align="start" fo:text-indent="0cm"/>
      <style:text-properties style:font-name="Monospace" fo:font-size="10pt" style:font-name-complex="Monospace"/>
    </style:style>
    <style:style style:name="P53" style:family="paragraph">
      <style:paragraph-properties fo:margin-left="0.499cm" fo:margin-right="0cm" fo:text-indent="0cm"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54" style:family="paragraph">
      <style:paragraph-properties fo:margin-left="0.499cm" fo:margin-right="0cm" fo:text-indent="0cm"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55" style:family="paragraph">
      <style:paragraph-properties fo:margin-left="0.499cm" fo:margin-right="0cm" fo:text-indent="0cm"/>
      <style:text-properties style:font-name="F" fo:font-size="12pt"/>
    </style:style>
    <style:style style:name="P56" style:family="paragraph">
      <loext:graphic-properties draw:fill-color="#ffffff"/>
      <style:paragraph-properties fo:margin-left="0.499cm" fo:margin-right="0cm" fo:text-align="start" fo:text-indent="0cm" style:text-autospace="none"/>
      <style:text-properties fo:color="#646464" style:font-name="Monospace1" fo:font-size="10pt" style:font-name-asian="Monospace1" style:font-size-asian="10pt" style:font-name-complex="Monospace1" style:font-size-complex="10pt"/>
    </style:style>
    <style:style style:name="P57" style:family="paragraph">
      <style:paragraph-properties fo:margin-left="0.499cm" fo:margin-right="0cm" fo:text-indent="0cm" style:text-autospace="none"/>
      <style:text-properties style:text-underline-style="none"/>
    </style:style>
    <style:style style:name="P58" style:family="paragraph">
      <loext:graphic-properties draw:fill-color="#ffffff"/>
      <style:paragraph-properties fo:margin-left="0.499cm" fo:margin-right="0cm" fo:text-align="start" fo:text-indent="0cm" style:text-autospace="none"/>
      <style:text-properties fo:color="#646464" style:font-name="Monospace1" fo:font-size="8pt" style:text-underline-style="none" style:font-name-asian="Monospace1" style:font-size-asian="8pt" style:font-name-complex="Monospace1" style:font-size-complex="8pt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23bc39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43b650" style:font-size-asian="20pt" style:font-weight-asian="bold" style:font-size-complex="20pt" style:font-weight-complex="bold"/>
    </style:style>
    <style:style style:name="T5" style:family="text">
      <style:text-properties officeooo:rsid="0027905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869ce" style:font-weight-asian="bold" style:font-weight-complex="bold"/>
    </style:style>
    <style:style style:name="T8" style:family="text">
      <style:text-properties fo:font-weight="bold" officeooo:rsid="004ddca2" style:font-weight-asian="bold" style:font-weight-complex="bold"/>
    </style:style>
    <style:style style:name="T9" style:family="text">
      <style:text-properties fo:font-weight="bold" officeooo:rsid="004e8ef4" style:font-weight-asian="bold" style:font-weight-complex="bold"/>
    </style:style>
    <style:style style:name="T10" style:family="text">
      <style:text-properties fo:font-weight="bold" officeooo:rsid="004c134a" style:font-weight-asian="bold" style:font-weight-complex="bold"/>
    </style:style>
    <style:style style:name="T11" style:family="text">
      <style:text-properties officeooo:rsid="002a081a"/>
    </style:style>
    <style:style style:name="T12" style:family="text">
      <style:text-properties officeooo:rsid="0043b650"/>
    </style:style>
    <style:style style:name="T13" style:family="text">
      <style:text-properties officeooo:rsid="00456fea"/>
    </style:style>
    <style:style style:name="T14" style:family="text">
      <style:text-properties officeooo:rsid="0046e2dd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b79f9" style:font-style-asian="normal" style:font-weight-asian="normal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90f21" style:font-style-asian="normal" style:font-weight-asian="normal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c134a" style:font-style-asian="normal" style:font-weight-asian="normal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e8ef4" style:font-style-asian="normal" style:font-weight-asian="normal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dca2" style:font-size-asian="12pt" style:font-style-asian="normal" style:font-weight-asian="normal" style:font-size-complex="12pt"/>
    </style:style>
    <style:style style:name="T22" style:family="text">
      <style:text-properties officeooo:rsid="004c134a"/>
    </style:style>
    <style:style style:name="T23" style:family="text">
      <style:text-properties officeooo:rsid="004ddca2"/>
    </style:style>
    <style:style style:name="T24" style:family="text">
      <style:text-properties officeooo:rsid="004e8ef4"/>
    </style:style>
    <style:style style:name="T25" style:family="text">
      <style:text-properties officeooo:rsid="0050030b"/>
    </style:style>
    <style:style style:name="T26" style:family="text">
      <style:text-properties fo:color="#646464" style:font-name="Monospace" fo:font-size="10pt" style:font-name-complex="Monospace"/>
    </style:style>
    <style:style style:name="T27" style:family="text">
      <style:text-properties fo:color="#000000" style:font-name="Monospace" fo:font-size="10pt" style:text-underline-style="solid" style:text-underline-width="auto" style:text-underline-color="font-color" style:font-name-complex="Monospace"/>
    </style:style>
    <style:style style:name="T28" style:family="text">
      <style:text-properties fo:color="#000000" style:font-name="Monospace" fo:font-size="10pt" style:font-name-complex="Monospace"/>
    </style:style>
    <style:style style:name="T29" style:family="text">
      <style:text-properties fo:color="#2a00ff" style:font-name="Monospace" fo:font-size="10pt" style:font-name-complex="Monospace"/>
    </style:style>
    <style:style style:name="T30" style:family="text">
      <style:text-properties fo:color="#7f0055" style:font-name="Monospace" fo:font-size="10pt" fo:font-weight="bold" style:font-weight-asian="bold" style:font-name-complex="Monospace" style:font-weight-complex="bold"/>
    </style:style>
    <style:style style:name="T31" style:family="text">
      <style:text-properties fo:color="#6a3e3e" style:font-name="Monospace" fo:font-size="10pt" style:font-name-complex="Monospace"/>
    </style:style>
    <style:style style:name="T32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33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34" style:family="text">
      <style:text-properties fo:color="#6a3e3e" style:font-name="Monospace1" fo:font-size="10pt" style:font-name-asian="Monospace1" style:font-size-asian="10pt" style:font-name-complex="Monospace1" style:font-size-complex="10pt"/>
    </style:style>
    <style:style style:name="T35" style:family="text">
      <style:text-properties style:font-name="Monospace" fo:font-size="10pt" style:font-name-asian="Monospace1" style:font-size-asian="10pt" style:font-name-complex="Monospace" style:font-size-complex="10pt"/>
    </style:style>
    <style:style style:name="T36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37" style:family="text">
      <style:text-properties fo:color="#2a00ff" style:font-name="Monospace1" fo:font-size="10pt" style:font-name-asian="Monospace1" style:font-size-asian="10pt" style:font-name-complex="Monospace1" style:font-size-complex="10pt"/>
    </style:style>
    <style:style style:name="T38" style:family="text">
      <style:text-properties fo:color="#000000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39" style:family="text">
      <style:text-properties fo:color="#646464" style:font-name="Monospace1" fo:font-size="10pt" style:font-name-asian="Monospace1" style:font-size-asian="10pt" style:font-name-complex="Monospace1" style:font-size-complex="10pt"/>
    </style:style>
    <style:style style:name="T40" style:family="text">
      <style:text-properties fo:color="#0000c0" style:font-name="Monospace1" fo:font-size="10pt" style:font-name-asian="Monospace1" style:font-size-asian="10pt" style:font-name-complex="Monospace1" style:font-size-complex="10pt"/>
    </style:style>
    <style:style style:name="T41" style:family="text">
      <style:text-properties fo:color="#008080" style:font-name="Monospace1" fo:font-size="8pt" style:text-underline-style="none" style:font-name-asian="Monospace1" style:font-size-asian="8pt" style:font-name-complex="Monospace1" style:font-size-complex="8pt"/>
    </style:style>
    <style:style style:name="T42" style:family="text">
      <style:text-properties fo:color="#3f7f7f" style:font-name="Monospace1" fo:font-size="8pt" style:text-underline-style="none" style:font-name-asian="Monospace1" style:font-size-asian="8pt" style:font-name-complex="Monospace1" style:font-size-complex="8pt"/>
    </style:style>
    <style:style style:name="T43" style:family="text">
      <style:text-properties fo:color="#000000" style:font-name="Monospace1" fo:font-size="8pt" style:text-underline-style="none" style:font-name-asian="Monospace1" style:font-size-asian="8pt" style:font-name-complex="Monospace1" style:font-size-complex="8pt"/>
    </style:style>
    <style:style style:name="T44" style:family="text">
      <style:text-properties fo:color="#7f007f" style:font-name="Monospace1" fo:font-size="8pt" style:text-underline-style="none" style:font-name-asian="Monospace1" style:font-size-asian="8pt" style:font-name-complex="Monospace1" style:font-size-complex="8pt"/>
    </style:style>
    <style:style style:name="T45" style:family="text">
      <style:text-properties fo:color="#3c3c3c" style:font-name="Monospace1" fo:font-size="8pt" style:text-underline-style="none" style:font-name-asian="Monospace1" style:font-size-asian="8pt" style:font-name-complex="Monospace1" style:font-size-complex="8pt"/>
    </style:style>
    <style:style style:name="T46" style:family="text">
      <style:text-properties fo:color="#2a00ff" style:font-name="Monospace1" fo:font-size="8pt" fo:font-style="italic" style:text-underline-style="none" style:font-name-asian="Monospace1" style:font-size-asian="8pt" style:font-style-asian="italic" style:font-name-complex="Monospace1" style:font-size-complex="8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4.736cm" fo:min-width="15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6.332cm" fo:min-width="15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4.609cm" fo:min-width="15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7.338cm" fo:min-width="15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4">Exercise with</text:span><text:span text:style-name="T2"> </text:span><text:span text:style-name="T3">Web Services</text:span></text:p>
      <text:p text:style-name="P35">Daniel Hagimont <text:s text:c="4"/><text:span text:style-name="T1">h</text:span>agimont@enseeiht.fr</text:p>
      <text:p text:style-name="P26"/>
      <text:p text:style-name="P12">The objective of this exercise is to experiment with Web Services (WS). We will use WS in the 2 modes: SOAP and REST.</text:p>
      <text:p text:style-name="P12">We will use 3 software:</text:p>
      <text:p text:style-name="P12">- Apache Tomcat which is <text:span text:style-name="T13">a Web server allowing the execution of servlets written in Java. It </text:span>allows to make available <text:span text:style-name="T13">WS</text:span>.</text:p>
      <text:p text:style-name="P12">- RestEasy which is a development chain for simplifying the development of REST <text:span text:style-name="T13">WS.</text:span></text:p>
      <text:p text:style-name="P12">- eclipse for develoing Java code. It also incluses Axis, <text:span text:style-name="T13">a development chain </text:span>for developing SOAP <text:s/><text:span text:style-name="T13">WS.</text:span></text:p>
      <text:p text:style-name="P11"/>
      <text:p text:style-name="P6"><text:span text:style-name="T11">1) </text:span>U<text:span text:style-name="T12">sing a </text:span>WS <text:span text:style-name="T5">REST + JSON</text:span></text:p>
      <text:p text:style-name="P13">We are using ReastEasy to simplify the development of REST WS (client and server sides).</text:p>
      <text:p text:style-name="P15">A REST WS <text:span text:style-name="T24">(students-server) </text:span>has been implemented. It is available at the following URL:</text:p>
      <text:p text:style-name="P14"><text:s/>http://sd-127206.dedibox.fr:8080/students-server/rest/</text:p>
      <text:p text:style-name="P14">This WS propose<text:span text:style-name="T24">s</text:span> 2 interfaces :</text:p>
      <text:p text:style-name="P4"><text:span text:style-name="T14">Method</text:span> <text:span text:style-name="T6">getstudent</text:span>, param<text:span text:style-name="T14">eters</text:span> <text:span text:style-name="T6">firstname</text:span> <text:span text:style-name="T14">and</text:span> <text:span text:style-name="T6">lastname </text:span>, <text:span text:style-name="T14">returns</text:span> <text:span text:style-name="T14">a</text:span> <text:span text:style-name="T9">JSON</text:span>.</text:p>
      <text:p text:style-name="P9">Ex<text:span text:style-name="T14">a</text:span>mple <text:span text:style-name="T14">of invocation :</text:span></text:p>
      <text:p text:style-name="P3"><text:span text:style-name="T14">http://sd-127206.dedibox.fr:8080</text:span>/students-server/rest/getstudent?firstname=Alain&amp;lastname=Tchana</text:p>
      <text:p text:style-name="Standard">{</text:p>
      <text:p text:style-name="Standard"><text:tab/>"firstname":"Alain",</text:p>
      <text:p text:style-name="Standard"><text:tab/>"lastname":"Tchana",</text:p>
      <text:p text:style-name="Standard"><text:tab/>"birthdate":"18/12/1984",</text:p>
      <text:p text:style-name="Standard"><text:tab/>"sex":"male",</text:p>
      <text:p text:style-name="Standard"><text:tab/>"address":"3 rue Jeff Rouchon",</text:p>
      <text:p text:style-name="Standard"><text:tab/>"city":"Toulouse",</text:p>
      <text:p text:style-name="Standard"><text:tab/>"zip":"31000",</text:p>
      <text:p text:style-name="Standard"><text:tab/>"country":"France",</text:p>
      <text:p text:style-name="Standard"><text:tab/>"phone":"0102030405",</text:p>
      <text:p text:style-name="Standard"><text:tab/>"email":"<text:a xlink:type="simple" xlink:href="mailto:alain.tchana@enseeiht.fr" text:style-name="Internet_20_link" text:visited-style-name="Visited_20_Internet_20_Link">alain.tchana@enseeiht.fr</text:a>",</text:p>
      <text:p text:style-name="Standard"><text:tab/>"ine":"1111111111"</text:p>
      <text:p text:style-name="Standard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M<text:span text:style-name="T14">ethod</text:span> <text:span text:style-name="T6">get</text:span><text:span text:style-name="T7">record</text:span> param<text:span text:style-name="T14">eter</text:span> <text:span text:style-name="T7">ine,</text:span> <text:span text:style-name="T14">returns a</text:span> <text:span text:style-name="T9">JSON</text:span>.</text:p>
      <text:p text:style-name="P9">Ex<text:span text:style-name="T14">am</text:span>ple <text:span text:style-name="T14">of invocation</text:span> :</text:p>
      <text:p text:style-name="P3"><text:a xlink:type="simple" xlink:href="http://sd-127206.dedibox.fr:8080/students-server/rest/getrecord?ine=1111111111" text:style-name="Internet_20_link" text:visited-style-name="Visited_20_Internet_20_Link"><text:span text:style-name="T14">http://sd-127206.dedibox.fr:8080</text:span></text:a><text:a xlink:type="simple" xlink:href="http://sd-127206.dedibox.fr:8080/students-server/rest/getrecord?ine=1111111111" text:style-name="Internet_20_link" text:visited-style-name="Visited_20_Internet_20_Link">/students-server/rest/getrecord?ine=1111111111</text:a></text:p>
      <text:p text:style-name="Standard">{</text:p>
      <text:p text:style-name="Standard"><text:tab/>"mathematics":"12",</text:p>
      <text:p text:style-name="Standard"><text:tab/>"middleware":"14",</text:p>
      <text:p text:style-name="Standard"><text:tab/>"networks":"11",</text:p>
      <text:p text:style-name="Standard"><text:tab/>"systems":"5",</text:p>
      <text:p text:style-name="Standard"><text:tab/>"architecture":"16",</text:p>
      <text:p text:style-name="Standard"><text:tab/>"programming":"18",</text:p>
      <text:p text:style-name="Standard"><text:tab/>"ine":"1111111111"</text:p>
      <text:p text:style-name="Standard">}</text:p>
      <text:p text:style-name="P2"/>
      <text:p text:style-name="P14">First, you can test the availability of the WS with a web browser and the previous URLs.</text:p>
      <text:p text:style-name="P16">Then, implement in Java a client program which invokes this WS (using RestEasy). An exemple is given in the slides of the lecture. </text:p>
      <text:list xml:id="list1601531805" text:style-name="L1">
        <text:list-item>
          <text:p text:style-name="P37">Create a Java project and add in the buildpath the jars from EasyRest (in lib)</text:p>
        </text:list-item>
        <text:list-item>
          <text:p text:style-name="P38">Create the Java Beans which correspond to the JSON objects. You will have 2 beans : Student and Record. You can use this online service to generate these beans from json examples :</text:p>
          <text:p text:style-name="P39"><text:a xlink:type="simple" xlink:href="https://www.site24x7.com/tools/json-to-java.html" text:style-name="Internet_20_link" text:visited-style-name="Visited_20_Internet_20_Link"><text:span text:style-name="T15">https://www.site24x7.com/tools/json-to-java.html</text:span></text:a></text:p>
        </text:list-item>
        <text:list-item>
          <text:p text:style-name="P39"><text:span text:style-name="T19">D</text:span><text:span text:style-name="T15">escribe the interface </text:span><text:span text:style-name="T18">(StudentsInterface) </text:span><text:span text:style-name="T15">of the WS with annotations </text:span><text:span text:style-name="T16">@GET, @Path, @Produces … </text:span></text:p>
        </text:list-item>
      </text:list>
      <text:p text:style-name="P28"><draw:custom-shape text:anchor-type="paragraph" draw:z-index="0" draw:name="Shape1" draw:style-name="gr1" draw:text-style-name="P50" svg:width="15.479cm" svg:height="4.737cm" svg:x="0.893cm" svg:y="-0.042cm"><text:p text:style-name="P48"><text:span text:style-name="T26">@</text:span><text:span text:style-name="T27">Path</text:span><text:span text:style-name="T28">(</text:span><text:span text:style-name="T29">"/rest"</text:span><text:span text:style-name="T28">)</text:span></text:p><text:p text:style-name="P49"><text:span text:style-name="T30">public</text:span><text:span text:style-name="T28"> </text:span><text:span text:style-name="T30">interface</text:span><text:span text:style-name="T28"> StudentsInterface {</text:span></text:p><text:p text:style-name="P49"><text:span text:style-name="T26"/></text:p><text:p text:style-name="P49"><text:span text:style-name="T28"><text:tab/></text:span><text:span text:style-name="T26">@</text:span><text:span text:style-name="T27">GET</text:span></text:p><text:p text:style-name="P49"><text:span text:style-name="T28"><text:tab/></text:span><text:span text:style-name="T26">@</text:span><text:span text:style-name="T27">Path</text:span><text:span text:style-name="T28">(</text:span><text:span text:style-name="T29">"/getstudent"</text:span><text:span text:style-name="T28">)</text:span></text:p><text:p text:style-name="P49"><text:span text:style-name="T28"><text:tab/></text:span><text:span text:style-name="T26">@</text:span><text:span text:style-name="T27">Produces</text:span><text:span text:style-name="T28">({ </text:span><text:span text:style-name="T29">"application/json"</text:span><text:span text:style-name="T28"> })</text:span></text:p><text:p text:style-name="P49"><text:span text:style-name="T28"><text:tab/></text:span><text:span text:style-name="T30">public</text:span><text:span text:style-name="T28"> Student getStudent(</text:span></text:p><text:p text:style-name="P49"><text:span text:style-name="T28"><text:tab/></text:span><text:span text:style-name="T28"><text:tab/></text:span><text:span text:style-name="T26">@</text:span><text:span text:style-name="T27">QueryParam</text:span><text:span text:style-name="T28">(</text:span><text:span text:style-name="T29">"firstname"</text:span><text:span text:style-name="T28">) String </text:span><text:span text:style-name="T31">firstname</text:span><text:span text:style-name="T28">, </text:span></text:p><text:p text:style-name="P49"><text:span text:style-name="T26"><text:tab/></text:span><text:span text:style-name="T26"><text:tab/></text:span><text:span text:style-name="T26">@</text:span><text:span text:style-name="T27">QueryParam</text:span><text:span text:style-name="T28">(</text:span><text:span text:style-name="T29">"lastname"</text:span><text:span text:style-name="T28">) String </text:span><text:span text:style-name="T31">lastname</text:span><text:span text:style-name="T28">);</text:span></text:p><draw:enhanced-geometry svg:viewBox="0 0 21600 21600" draw:type="rectangle" draw:enhanced-path="M 0 0 L 21600 0 21600 21600 0 21600 0 0 Z N"/></draw:custom-shap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65840118287706" text:continue-numbering="true" text:style-name="L1">
        <text:list-item>
          <text:p text:style-name="P39"><text:span text:style-name="T19">P</text:span><text:span text:style-name="T17">rogram </text:span><text:span text:style-name="T18">a Test class </text:span><text:span text:style-name="T17"><text:s/></text:span><text:span text:style-name="T16">(</text:span><text:span text:style-name="T15">notice</text:span><text:span text:style-name="T16">, </text:span><text:span text:style-name="T15">in the URL, do not include "rest" at the end)</text:span></text:p>
        </text:list-item>
      </text:list>
      <text:p text:style-name="P22"/>
      <text:p text:style-name="P29"><draw:custom-shape text:anchor-type="paragraph" draw:z-index="1" draw:name="Shape1" draw:style-name="gr1" draw:text-style-name="P52" svg:width="15.479cm" svg:height="4.737cm" svg:x="0.893cm" svg:y="-0.042cm"><text:p text:style-name="P51"><text:span text:style-name="T32">public</text:span><text:span text:style-name="T33"> </text:span><text:span text:style-name="T32">static</text:span><text:span text:style-name="T33"> </text:span><text:span text:style-name="T32">void</text:span><text:span text:style-name="T33"> main(String[] </text:span><text:span text:style-name="T34">args</text:span><text:span text:style-name="T33">) {</text:span></text:p><text:p text:style-name="P51"><text:span text:style-name="T35"/></text:p><text:p text:style-name="P51"><text:span text:style-name="T36"><text:s text:c="3"/></text:span><text:span text:style-name="T32">final</text:span><text:span text:style-name="T33"> String </text:span><text:span text:style-name="T34">path</text:span><text:span text:style-name="T33"> = "http:·…</text:span><text:span text:style-name="T37">.:8080/students-server"</text:span><text:span text:style-name="T33">; </text:span></text:p><text:p text:style-name="P51"><text:span text:style-name="T35"/></text:p><text:p text:style-name="P51"><text:span text:style-name="T33"><text:s text:c="3"/></text:span><text:span text:style-name="T38">ResteasyClient</text:span><text:span text:style-name="T33"> </text:span><text:span text:style-name="T34">client</text:span><text:span text:style-name="T33"> = </text:span><text:span text:style-name="T32">new</text:span><text:span text:style-name="T33"> </text:span><text:span text:style-name="T38">ResteasyClientBuilder</text:span><text:span text:style-name="T33">().build();</text:span></text:p><text:p text:style-name="P51"><text:span text:style-name="T33"><text:s text:c="3"/></text:span><text:span text:style-name="T38">ResteasyWebTarget</text:span><text:span text:style-name="T33"> </text:span><text:span text:style-name="T34">target</text:span><text:span text:style-name="T33"> = </text:span><text:span text:style-name="T34">client</text:span><text:span text:style-name="T33">.target(</text:span><text:span text:style-name="T38">UriBuilder</text:span><text:span text:style-name="T33">.fromPath(</text:span><text:span text:style-name="T34">path</text:span><text:span text:style-name="T33">));</text:span></text:p><text:p text:style-name="P51"><text:span text:style-name="T33"><text:s text:c="3"/></text:span><text:span text:style-name="T33">StudentInterface </text:span><text:span text:style-name="T34">proxy</text:span><text:span text:style-name="T33"> = </text:span><text:span text:style-name="T34">target</text:span><text:span text:style-name="T33">.proxy(StudentInterface.</text:span><text:span text:style-name="T32">class</text:span><text:span text:style-name="T33">);</text:span></text:p><text:p text:style-name="P51"><text:span text:style-name="T33"/></text:p><text:p text:style-name="P51"><text:span text:style-name="T33"><text:s text:c="3"/></text:span><text:span text:style-name="T33">// try invoking one method</text:span></text:p><draw:enhanced-geometry svg:viewBox="0 0 21600 21600" draw:type="rectangle" draw:enhanced-path="M 0 0 L 21600 0 21600 21600 0 21600 0 0 Z N"/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7"/>
      <text:p text:style-name="P2"/>
      <text:p text:style-name="P7"><text:soft-page-break/><text:span text:style-name="T11">2) Creation of a REST </text:span>WS + <text:span text:style-name="T24">JSON</text:span></text:p>
      <text:p text:style-name="P20">Create a REST WS which allows to get from the firstname and lastname of a student the record of his marks (returned as a JSON). Therefore this WS must use the previous WS to first get the student object from the firstname/lastname and then use the previous WS to second get the mark record from the INE of the student.</text:p>
      <text:p text:style-name="P20">The interface of this REST WS is :</text:p>
      <text:p text:style-name="P5"><text:span text:style-name="T22">Method</text:span> <text:span text:style-name="T6">get</text:span><text:span text:style-name="T7">mark</text:span><text:span text:style-name="T8">s</text:span>, <text:span text:style-name="T22">parameter</text:span> <text:span text:style-name="T6">firstname,</text:span> <text:span text:style-name="T6">lastname</text:span>, <text:span text:style-name="T22">returns a </text:span><text:span text:style-name="T10">JSON</text:span><text:span text:style-name="T22"> (record of marks).</text:span></text:p>
      <text:p text:style-name="P17">The returned JSON looks like :</text:p>
      <text:p text:style-name="P25">{"mathematics":"12","middleware":"14","networks":"11","systems":"5","architecture":"16","programming":"18","ine":"1111111111"}</text:p>
      <text:p text:style-name="P25"/>
      <text:p text:style-name="P17">You should be able to test this REST WS with a web browser with the following URL :</text:p>
      <text:p text:style-name="P17"><text:a xlink:type="simple" xlink:href="http://localhost:8080/marks-server/rest/getmarks?firstname=Alain&amp;lastname=Tchana" text:style-name="Internet_20_link" text:visited-style-name="Visited_20_Internet_20_Link">http://localhost:8080/marks-server/rest/getmarks?firstname=Alain&amp;lastname=Tchana</text:a></text:p>
      <text:list xml:id="list2667035291" text:style-name="L2">
        <text:list-item>
          <text:p text:style-name="P40">Create a Dynamic Web Project and add in the buildpath the jars from EasyRest (in lib)</text:p>
        </text:list-item>
        <text:list-item>
          <text:p text:style-name="P40">Create a package for your application</text:p>
        </text:list-item>
        <text:list-item>
          <text:p text:style-name="P42">As this WS is client of the previous WS (students-server), you will need the <text:span text:style-name="T23">interface of this WS (</text:span><text:span text:style-name="T20">StudentsInterface</text:span><text:span text:style-name="T21">) and the </text:span>classes Record and Student from the previous client.</text:p>
        </text:list-item>
        <text:list-item>
          <text:p text:style-name="P43">You have to implement a class (Marks) for this new REST WS as follows</text:p>
        </text:list-item>
      </text:list>
      <text:p text:style-name="P23"><draw:custom-shape text:anchor-type="paragraph" draw:z-index="2" draw:name="Shape1" draw:style-name="gr2" draw:text-style-name="P56" svg:width="15.479cm" svg:height="6.333cm" svg:x="0.893cm" svg:y="0.445cm"><text:p text:style-name="P53"><text:span text:style-name="T39">@Path</text:span><text:span text:style-name="T33">(</text:span><text:span text:style-name="T37">"/rest"</text:span><text:span text:style-name="T33">)</text:span></text:p><text:p text:style-name="P53"><text:span text:style-name="T32">public</text:span><text:span text:style-name="T33"> </text:span><text:span text:style-name="T32">class</text:span><text:span text:style-name="T33"> Marks {</text:span></text:p><text:p text:style-name="P54"><text:span text:style-name="T33"><text:tab/></text:span></text:p><text:p text:style-name="P55"><text:span text:style-name="T33"><text:tab/></text:span><text:span text:style-name="T32">final</text:span><text:span text:style-name="T33"> String </text:span><text:span text:style-name="T40">path</text:span><text:span text:style-name="T33"> = "http:·</text:span><text:span text:style-name="T37">../students-server"</text:span><text:span text:style-name="T33">; </text:span></text:p><text:p text:style-name="P55"><text:span text:style-name="T33"/></text:p><text:p text:style-name="P55"><text:span text:style-name="T33">@GET</text:span></text:p><text:p text:style-name="P51"><text:span text:style-name="T39">@Path</text:span><text:span text:style-name="T33">(</text:span><text:span text:style-name="T37">"/getmarks"</text:span><text:span text:style-name="T33">)</text:span></text:p><text:p text:style-name="P51"><text:span text:style-name="T39">@Produces</text:span><text:span text:style-name="T33">({ </text:span><text:span text:style-name="T37">"application/json"</text:span><text:span text:style-name="T33"> })</text:span></text:p><text:p text:style-name="P51"><text:span text:style-name="T32">public</text:span><text:span text:style-name="T33"> Record getMark(</text:span><text:span text:style-name="T39">@QueryParam</text:span><text:span text:style-name="T33">(</text:span><text:span text:style-name="T37">"firstname"</text:span><text:span text:style-name="T33">) String </text:span><text:span text:style-name="T34">firstname</text:span><text:span text:style-name="T33">, </text:span></text:p><text:p text:style-name="P51"><text:span text:style-name="T33"><text:s text:c="21"/></text:span><text:span text:style-name="T39">@QueryParam</text:span><text:span text:style-name="T33">(</text:span><text:span text:style-name="T37">"lastname"</text:span><text:span text:style-name="T33">) String </text:span><text:span text:style-name="T34">lastname</text:span><text:span text:style-name="T33">) {</text:span></text:p><text:p text:style-name="P51"><text:span text:style-name="T33"><text:s text:c="3"/></text:span></text:p><text:p text:style-name="P51"><text:span text:style-name="T33">// invoke getstudent and getmark and return the record</text:span></text:p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list xml:id="list65840645649108" text:continue-numbering="true" text:style-name="L2">
        <text:list-item>
          <text:p text:style-name="P43">You need to add a class RestApp</text:p>
        </text:list-item>
      </text:list>
      <text:p text:style-name="P23"><draw:custom-shape text:anchor-type="paragraph" draw:z-index="3" draw:name="Shape1" draw:style-name="gr3" draw:text-style-name="P56" svg:width="15.479cm" svg:height="4.61cm" svg:x="0.893cm" svg:y="0.445cm"><text:p text:style-name="P51"><text:span text:style-name="T32">public</text:span><text:span text:style-name="T33"> </text:span><text:span text:style-name="T32">class</text:span><text:span text:style-name="T33"> RestApp </text:span><text:span text:style-name="T32">extends</text:span><text:span text:style-name="T33"> Application {</text:span></text:p><text:p text:style-name="P51"><text:span text:style-name="T33"><text:tab/></text:span><text:span text:style-name="T32">private</text:span><text:span text:style-name="T33"> Set&lt;Object&gt; </text:span><text:span text:style-name="T40">singletons</text:span><text:span text:style-name="T33"> = </text:span><text:span text:style-name="T32">new</text:span><text:span text:style-name="T33"> HashSet&lt;Object&gt;();</text:span></text:p><text:p text:style-name="P51"><text:span text:style-name="T33"><text:tab/></text:span><text:span text:style-name="T32">public</text:span><text:span text:style-name="T33"> RestApp() {</text:span></text:p><text:p text:style-name="P51"><text:span text:style-name="T33"><text:tab/></text:span><text:span text:style-name="T33"><text:tab/></text:span><text:span text:style-name="T40">singletons</text:span><text:span text:style-name="T33">.add(</text:span><text:span text:style-name="T32">new</text:span><text:span text:style-name="T33"> Marks());</text:span></text:p><text:p text:style-name="P51"><text:span text:style-name="T33"><text:tab/></text:span><text:span text:style-name="T33">}</text:span></text:p><text:p text:style-name="P51"><text:span text:style-name="T33"><text:tab/></text:span><text:span text:style-name="T32">public</text:span><text:span text:style-name="T33"> Set&lt;Object&gt; getSingletons() {</text:span></text:p><text:p text:style-name="P51"><text:span text:style-name="T33"><text:tab/></text:span><text:span text:style-name="T33"><text:tab/></text:span><text:span text:style-name="T32">return</text:span><text:span text:style-name="T33"> </text:span><text:span text:style-name="T40">singletons</text:span><text:span text:style-name="T33">;</text:span></text:p><text:p text:style-name="P51"><text:span text:style-name="T33"><text:tab/></text:span><text:span text:style-name="T33">}</text:span></text:p><text:p text:style-name="P51"><text:span text:style-name="T33">}</text:span></text:p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><text:soft-page-break/></text:p>
      <text:list xml:id="list65840326269729" text:continue-numbering="true" text:style-name="L2">
        <text:list-item>
          <text:p text:style-name="P44">You need to a file web.xml in the WebContent/WEB-INF folder</text:p>
        </text:list-item>
      </text:list>
      <text:p text:style-name="P24"><draw:custom-shape text:anchor-type="paragraph" draw:z-index="4" draw:name="Shape1" draw:style-name="gr4" draw:text-style-name="P58" svg:width="15.479cm" svg:height="7.339cm" svg:x="0.893cm" svg:y="0.048cm"><text:p text:style-name="P57"><text:span text:style-name="T41">&lt;?</text:span><text:span text:style-name="T42">xml</text:span><text:span text:style-name="T43"> </text:span><text:span text:style-name="T44">version</text:span><text:span text:style-name="T45">=</text:span><text:span text:style-name="T46">"1.0"</text:span><text:span text:style-name="T43"> </text:span><text:span text:style-name="T44">encoding</text:span><text:span text:style-name="T45">=</text:span><text:span text:style-name="T46">"UTF-8"</text:span><text:span text:style-name="T41">?&gt;</text:span></text:p><text:p text:style-name="P57"><text:span text:style-name="T41">&lt;</text:span><text:span text:style-name="T42">web-app</text:span><text:span text:style-name="T43"> </text:span><text:span text:style-name="T44">xmlns:xsi</text:span><text:span text:style-name="T45">=</text:span><text:span text:style-name="T46">"</text:span><text:span text:style-name="T46"><text:a xlink:href="http://www.w3.org/2001/XMLSchema-instance" xlink:type="simple">http://www.w3.org/2001/XMLSchema-instance</text:a></text:span><text:span text:style-name="T46">"</text:span></text:p><text:p text:style-name="P57"><text:span text:style-name="T43"><text:s/></text:span><text:span text:style-name="T44">xmlns</text:span><text:span text:style-name="T45">=</text:span><text:span text:style-name="T46">"http://xmlns.jcp.org/xml/ns/javaee"</text:span><text:span text:style-name="T43"> </text:span></text:p><text:p text:style-name="P57"><text:span text:style-name="T44">xsi:schemaLocation</text:span><text:span text:style-name="T45">=</text:span><text:span text:style-name="T46">"http://xmlns.jcp.org/xml/ns/javaee </text:span></text:p><text:p text:style-name="P57"><text:span text:style-name="T46">http://xmlns.jcp.org/xml/ns/javaee/web-app_3_1.xsd"</text:span><text:span text:style-name="T43"> </text:span><text:span text:style-name="T44">version</text:span><text:span text:style-name="T45">=</text:span><text:span text:style-name="T46">"3.1"</text:span><text:span text:style-name="T41">&gt;</text:span></text:p><text:p text:style-name="P57"><text:span text:style-name="T45"><text:s text:c="2"/></text:span><text:span text:style-name="T41">&lt;</text:span><text:span text:style-name="T42">display-name</text:span><text:span text:style-name="T41">&gt;</text:span><text:span text:style-name="T45">essai-server</text:span><text:span text:style-name="T41">&lt;/</text:span><text:span text:style-name="T42">display-name</text:span><text:span text:style-name="T41">&gt;</text:span></text:p><text:p text:style-name="P57"><text:span text:style-name="T45"><text:s text:c="2"/></text:span><text:span text:style-name="T41">&lt;</text:span><text:span text:style-name="T42">servlet</text:span><text:span text:style-name="T41">&gt;</text:span></text:p><text:p text:style-name="P57"><text:span text:style-name="T45"><text:s text:c="4"/></text:span><text:span text:style-name="T41">&lt;</text:span><text:span text:style-name="T42">servlet-name</text:span><text:span text:style-name="T41">&gt;</text:span><text:span text:style-name="T45">resteasy-servlet</text:span><text:span text:style-name="T41">&lt;/</text:span><text:span text:style-name="T42">servlet-name</text:span><text:span text:style-name="T41">&gt;</text:span></text:p><text:p text:style-name="P57"><text:span text:style-name="T45"><text:s text:c="4"/></text:span><text:span text:style-name="T41">&lt;</text:span><text:span text:style-name="T42">servlet-class</text:span><text:span text:style-name="T41">&gt;</text:span></text:p><text:p text:style-name="P57"><text:span text:style-name="T43"><text:s text:c="12"/></text:span><text:span text:style-name="T43">org.jboss.resteasy.plugins.server.servlet.HttpServletDispatcher</text:span></text:p><text:p text:style-name="P57"><text:span text:style-name="T45"><text:s text:c="8"/></text:span><text:span text:style-name="T41">&lt;/</text:span><text:span text:style-name="T42">servlet-class</text:span><text:span text:style-name="T41">&gt;</text:span></text:p><text:p text:style-name="P57"><text:span text:style-name="T45"><text:s text:c="4"/></text:span><text:span text:style-name="T41">&lt;</text:span><text:span text:style-name="T42">init-param</text:span><text:span text:style-name="T41">&gt;</text:span></text:p><text:p text:style-name="P57"><text:span text:style-name="T45"><text:s text:c="6"/></text:span><text:span text:style-name="T41">&lt;</text:span><text:span text:style-name="T42">param-name</text:span><text:span text:style-name="T41">&gt;</text:span><text:span text:style-name="T45">javax.ws.rs.Application</text:span><text:span text:style-name="T41">&lt;/</text:span><text:span text:style-name="T42">param-name</text:span><text:span text:style-name="T41">&gt;</text:span></text:p><text:p text:style-name="P57"><text:span text:style-name="T45"><text:s text:c="6"/></text:span><text:span text:style-name="T41">&lt;</text:span><text:span text:style-name="T42">param-value</text:span><text:span text:style-name="T41">&gt;</text:span><text:span text:style-name="T45">pack.RestApp</text:span><text:span text:style-name="T41">&lt;/</text:span><text:span text:style-name="T42">param-value</text:span><text:span text:style-name="T41">&gt;</text:span></text:p><text:p text:style-name="P57"><text:span text:style-name="T45"><text:s text:c="4"/></text:span><text:span text:style-name="T41">&lt;/</text:span><text:span text:style-name="T42">init-param</text:span><text:span text:style-name="T41">&gt;</text:span></text:p><text:p text:style-name="P57"><text:span text:style-name="T45"><text:s text:c="2"/></text:span><text:span text:style-name="T41">&lt;/</text:span><text:span text:style-name="T42">servlet</text:span><text:span text:style-name="T41">&gt;</text:span></text:p><text:p text:style-name="P57"><text:span text:style-name="T45"><text:s text:c="2"/></text:span><text:span text:style-name="T41">&lt;</text:span><text:span text:style-name="T42">servlet-mapping</text:span><text:span text:style-name="T41">&gt;</text:span></text:p><text:p text:style-name="P57"><text:span text:style-name="T45"><text:s text:c="4"/></text:span><text:span text:style-name="T41">&lt;</text:span><text:span text:style-name="T42">servlet-name</text:span><text:span text:style-name="T41">&gt;</text:span><text:span text:style-name="T45">resteasy-servlet</text:span><text:span text:style-name="T41">&lt;/</text:span><text:span text:style-name="T42">servlet-name</text:span><text:span text:style-name="T41">&gt;</text:span></text:p><text:p text:style-name="P57"><text:span text:style-name="T45"><text:s text:c="4"/></text:span><text:span text:style-name="T41">&lt;</text:span><text:span text:style-name="T42">url-pattern</text:span><text:span text:style-name="T41">&gt;</text:span><text:span text:style-name="T45">/rest/*</text:span><text:span text:style-name="T41">&lt;/</text:span><text:span text:style-name="T42">url-pattern</text:span><text:span text:style-name="T41">&gt;</text:span></text:p><text:p text:style-name="P57"><text:span text:style-name="T45"><text:s text:c="2"/></text:span><text:span text:style-name="T41">&lt;/</text:span><text:span text:style-name="T42">servlet-mapping</text:span><text:span text:style-name="T41">&gt;</text:span></text:p><text:p text:style-name="P57"><text:span text:style-name="T41">&lt;/</text:span><text:span text:style-name="T42">web-app</text:span><text:span text:style-name="T41">&gt;</text:span></text:p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31"/>
      <text:p text:style-name="P31"/>
      <text:p text:style-name="P31"/>
      <text:p text:style-name="P33"/>
      <text:p text:style-name="P34"/>
      <text:p text:style-name="P32"/>
      <text:p text:style-name="P32"/>
      <text:p text:style-name="P5"/>
      <text:p text:style-name="P19"/>
      <text:p text:style-name="P19">In order to use Tomcat :</text:p>
      <text:list xml:id="list2082024373" text:style-name="L3">
        <text:list-item>
          <text:p text:style-name="P41">Uncompress the archive of Tomcat</text:p>
        </text:list-item>
        <text:list-item>
          <text:p text:style-name="P41">Use the install-tc.sh script to install the jars from RestEasy in Tomcat (you have to adapt the script).</text:p>
        </text:list-item>
        <text:list-item>
          <text:p text:style-name="P41">Go in the bin directory of Tomcat and launch Tomcat : ./startup.sh</text:p>
        </text:list-item>
        <text:list-item>
          <text:p text:style-name="P41">Export the war file from you project and store it in the webapp directory of Tomcat</text:p>
        </text:list-item>
      </text:list>
      <text:p text:style-name="P19">You can then test your REST WS with the URL :</text:p>
      <text:p text:style-name="P18"><text:a xlink:type="simple" xlink:href="http://localhost:8080/marks-server/rest/getmarks?firstname=Alain&amp;lastname=Tchana" text:style-name="Internet_20_link" text:visited-style-name="Visited_20_Internet_20_Link">http://localhost:8080/marks-server/rest/getmarks?firstname=Alain&amp;lastname=Tchana</text:a></text:p>
      <text:p text:style-name="P10"/>
      <text:p text:style-name="P8"><text:span text:style-name="T25">3) </text:span>Creation and test of a SOAP WS</text:p>
      <text:p text:style-name="P47">You can test the sequence of creation and test of a SOAP WS as seen in the lecture.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Monospace1" svg:font-family="Monospace"/>
    <style:font-face style:name="F" svg:font-family="" style:font-family-generic="roman"/>
    <style:font-face style:name="FreeSans" svg:font-family="FreeSans" style:font-family-generic="roman"/>
    <style:font-face style:name="Tahoma" svg:font-family="Tahoma" style:font-family-generic="roman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2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2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2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2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2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2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2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2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2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2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2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fo:line-height="105%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name-asian="Tahoma2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top="0cm" fo:margin-bottom="0cm" loext:contextual-spacing="false" fo:line-height="105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5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fo:line-height="105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utline_20_1" style:display-name="Outline 1" style:family="paragraph" style:default-outline-level="">
      <style:paragraph-properties fo:margin-top="0.212cm" fo:margin-bottom="0cm" loext:contextual-spacing="false" fo:line-height="98%" fo:text-align="start" style:justify-single-word="false" fo:orphans="2" fo:widows="2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font-name-asian="Tahoma2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top="0.176cm" fo:margin-bottom="0cm" loext:contextual-spacing="false" fo:line-height="98%" fo:text-align="start" style:justify-single-word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top="0.159cm" fo:margin-bottom="0cm" loext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top="0.159cm" fo:margin-bottom="0cm" loext:contextual-spacing="false" fo:line-height="98%" fo:text-align="start" style:justify-single-word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top="0.159cm" fo:margin-bottom="0cm" loext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top="0.159cm" fo:margin-bottom="0cm" loext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top="0.159cm" fo:margin-bottom="0cm" loext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top="0.159cm" fo:margin-bottom="0cm" loext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top="0.159cm" fo:margin-bottom="0cm" loext:contextual-spacing="false" fo:line-height="98%" fo:text-align="start" style:justify-single-word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20-03-25T06:58:38.532281383</dc:date>
    <meta:editing-duration>PT14H32M36S</meta:editing-duration>
    <meta:editing-cycles>59</meta:editing-cycles>
    <meta:generator>LibreOffice/6.0.7.3$Linux_X86_64 LibreOffice_project/00m0$Build-3</meta:generator>
    <meta:document-statistic meta:table-count="0" meta:image-count="0" meta:object-count="0" meta:page-count="4" meta:paragraph-count="70" meta:word-count="605" meta:character-count="4019" meta:non-whitespace-character-count="3471"/>
  </office:meta>
</office:document-meta>
</file>